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24-01-0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23-01-24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22-01-1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21-03-22 0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19-01-1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18-01-09 0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1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16-01-05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15-01-06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14-01-0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047</text:p>
          </table:table-cell>
          <table:table-cell office:value-type="string" calcext:value-type="string">
            <text:p>2013-01-1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